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ADF74D8E20EF427BF3F.jpg" manifest:media-type="image/jpeg"/>
  <manifest:file-entry manifest:full-path="Pictures/100000000000067000000ADF05FD99A50BBC28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6.449cm, 0cm)" draw:luminance="0%" draw:contrast="1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top" style:vertical-rel="paragraph" style:mirror="none" fo:clip="rect(0cm, 0cm, 6.562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23.377cm" draw:z-index="0" draw:transform="translate (-8.5cm -11.6885cm) rotate (0.00698131700797732) translate (8.5cm 11.6885cm)"><draw:image xlink:href="Pictures/100000000000067000000ADF05FD99A50BBC2863.jpg" xlink:type="simple" xlink:show="embed" xlink:actuate="onLoad" loext:mime-type="image/jpeg"/></draw:frame></text:p>
      <text:p text:style-name="Standard"/>
      <text:p text:style-name="Standard"/>
      <text:p text:style-name="P1"><text:s text:c="42"/></text:p>
      <text:p text:style-name="P2"><draw:frame draw:style-name="fr1" draw:name="Image2" text:anchor-type="char" svg:width="17cm" svg:height="23.469cm" draw:z-index="1" draw:transform="translate (-8.5cm -11.7345cm) rotate (3.14159265358979) translate (8.5cm 11.7345cm)"><draw:image xlink:href="Pictures/100000000000067000000ADF74D8E20EF427BF3F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1:00:41.244454610</meta:creation-date>
    <dc:date>2022-09-28T09:54:47.224932432</dc:date>
    <meta:editing-duration>PT5H28M53S</meta:editing-duration>
    <meta:editing-cycles>11</meta:editing-cycles>
    <meta:generator>LibreOffice/6.4.2.2$Linux_X86_64 LibreOffice_project/40$Build-2</meta:generator>
    <meta:print-date>2022-09-28T09:54:05.277648177</meta:print-date>
    <meta:document-statistic meta:table-count="0" meta:image-count="2" meta:object-count="0" meta:page-count="2" meta:paragraph-count="1" meta:word-count="0" meta:character-count="42" meta:non-whitespace-character-count="0"/>
  </office:meta>
</office:document-meta>
</file>